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Formatter.onTestEnded( TestRunEvent ev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Formatter.onTestStarted( TestRunEvent ev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Formatter.onSuiteStarted( TestRunEvent ev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Formatter.onRunStart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Formatter.onTestError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Formatter.onSuiteEnd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Formatter.onTestFailure( TestRunEvent ev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Formatter.onRunEnded( TestRunEvent ev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Formatter.getDocumentBuil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Formatter.onRunStopp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Formatter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